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Inter-Bold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07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rsid="000b3f63" officeooo:paragraph-rsid="000b3f63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Heading_20_2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Heading_20_2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Heading_20_3" style:list-style-name="L21">
      <style:paragraph-properties fo:margin-top="0cm" fo:margin-bottom="0cm" style:contextual-spacing="false" fo:line-height="115%" fo:orphans="2" fo:widows="2"/>
      <style:text-properties style:font-name="Liberation Serif"/>
    </style:style>
    <style:style style:name="P7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0.5pt" fo:letter-spacing="normal" fo:font-style="normal" fo:font-weight="bold"/>
    </style:style>
    <style:style style:name="P8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4pt" fo:letter-spacing="normal" fo:font-style="normal" fo:font-weight="bold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Liberation Serif"/>
    </style:style>
    <style:style style:name="P10" style:family="paragraph" style:parent-style-name="Standard">
      <style:paragraph-properties fo:line-height="115%"/>
      <style:text-properties style:font-name="Liberation Serif" officeooo:paragraph-rsid="001d7e66"/>
    </style:style>
    <style:style style:name="P11" style:family="paragraph" style:parent-style-name="Standard">
      <style:paragraph-properties fo:line-height="115%"/>
      <style:text-properties style:font-name="Liberation Serif" officeooo:rsid="001d7e66" officeooo:paragraph-rsid="001d7e66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erif" fo:font-size="14pt" fo:font-weight="bold" officeooo:paragraph-rsid="001d7e6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/>
      <style:text-properties style:font-name="Liberation Serif" fo:font-size="12pt" fo:font-style="italic" style:text-underline-style="solid" style:text-underline-width="auto" style:text-underline-color="font-color" officeooo:paragraph-rsid="001d7e66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line-height="115%"/>
      <style:text-properties style:font-name="Liberation Serif" fo:font-size="12pt" officeooo:paragraph-rsid="001d7e66" style:font-size-asian="12pt" style:font-size-complex="12pt"/>
    </style:style>
    <style:style style:name="P15" style:family="paragraph" style:parent-style-name="Text_20_body" style:list-style-name="L40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Inter1" fo:letter-spacing="normal" fo:font-style="normal" fo:font-weight="normal" officeooo:paragraph-rsid="001da0b1"/>
    </style:style>
    <style:style style:name="P16" style:family="paragraph" style:parent-style-name="Text_20_body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Inter1" fo:font-size="12pt" fo:letter-spacing="normal" fo:font-style="normal" fo:font-weight="normal" officeooo:rsid="001836d2" officeooo:paragraph-rsid="001836d2"/>
    </style:style>
    <style:style style:name="P17" style:family="paragraph" style:parent-style-name="Text_20_body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Inter1" fo:font-size="12pt" fo:letter-spacing="normal" fo:font-style="normal" fo:font-weight="normal" officeooo:rsid="001da0b1" officeooo:paragraph-rsid="001da0b1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rsid="000d2a58" officeooo:paragraph-rsid="000d2a58" style:font-size-asian="12pt" style:font-size-complex="12pt"/>
    </style:style>
    <style:style style:name="P19" style:family="paragraph" style:parent-style-name="Text_20_body">
      <style:paragraph-properties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2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9aa03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079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9aa03" style:font-size-asian="12pt" style:font-size-complex="12pt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6" style:family="paragraph" style:parent-style-name="Text_20_body" style:list-style-name="L5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9" style:family="paragraph" style:parent-style-name="Text_20_body" style:list-style-name="L26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0" style:family="paragraph" style:parent-style-name="Text_20_body" style:list-style-name="L30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1" style:family="paragraph" style:parent-style-name="Text_20_body" style:list-style-name="L32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list-style-name="L37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3" style:family="paragraph" style:parent-style-name="Text_20_body" style:list-style-name="L37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35" style:family="paragraph" style:parent-style-name="Text_20_body" style:list-style-name="L30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rsid="000b3f63" officeooo:paragraph-rsid="000b3f63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rsid="000b3f63" officeooo:paragraph-rsid="00151d5f" style:font-size-asian="12pt" style:font-weight-asian="normal" style:font-size-complex="12pt" style:font-weight-complex="normal"/>
    </style:style>
    <style:style style:name="P39" style:family="paragraph" style:parent-style-name="Text_20_body" style:list-style-name="L37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1d7e66" style:font-size-asian="12pt" style:font-weight-asian="normal" style:font-size-complex="12pt" style:font-weight-complex="normal"/>
    </style:style>
    <style:style style:name="P40" style:family="paragraph" style:parent-style-name="Text_20_body" style:list-style-name="L26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0b3f63" officeooo:paragraph-rsid="000b3f63" style:font-size-asian="12pt" style:font-weight-asian="bold" style:font-size-complex="12pt" style:font-weight-complex="bold"/>
    </style:style>
    <style:style style:name="P41" style:family="paragraph" style:parent-style-name="Text_20_body" style:list-style-name="L8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2" style:family="paragraph" style:parent-style-name="Text_20_body" style:list-style-name="L23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3" style:family="paragraph" style:parent-style-name="Text_20_body" style:list-style-name="L21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151d5f"/>
    </style:style>
    <style:style style:name="P44" style:family="paragraph" style:parent-style-name="Text_20_body" style:list-style-name="L21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5" style:family="paragraph" style:parent-style-name="Text_20_body" style:list-style-name="L23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1836d2" officeooo:paragraph-rsid="001836d2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afb81" officeooo:paragraph-rsid="000afb81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0b3f63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19a3b8" officeooo:paragraph-rsid="0019a3b8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0b3f63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9aa03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d2a58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Text_20_body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1da0b1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afb81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b3f63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19a3b8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rsid="000b3f63" officeooo:paragraph-rsid="000b3f63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Text_20_body" style:list-style-name="L7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normal" officeooo:paragraph-rsid="00126f45"/>
    </style:style>
    <style:style style:name="P60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normal" officeooo:paragraph-rsid="00126f45"/>
    </style:style>
    <style:style style:name="P61" style:family="paragraph" style:parent-style-name="Text_20_body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letter-spacing="normal" fo:font-style="normal" fo:font-weight="normal" officeooo:paragraph-rsid="001da0b1"/>
    </style:style>
    <style:style style:name="P62" style:family="paragraph" style:parent-style-name="Text_20_body">
      <style:paragraph-properties fo:line-height="115%"/>
      <style:text-properties fo:font-variant="normal" fo:text-transform="none" fo:color="#271a38" loext:opacity="100%" style:font-name="Liberation Serif" fo:letter-spacing="normal" fo:font-style="normal" fo:font-weight="normal"/>
    </style:style>
    <style:style style:name="P63" style:family="paragraph" style:parent-style-name="Text_20_body" style:list-style-name="L7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normal" officeooo:paragraph-rsid="00151d5f"/>
    </style:style>
    <style:style style:name="P64" style:family="paragraph" style:parent-style-name="Text_20_body">
      <style:paragraph-properties fo:margin-left="0cm" fo:margin-right="0cm" fo:margin-top="0cm" fo:margin-bottom="0.07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bold" officeooo:paragraph-rsid="000b3f63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126f45" style:font-style-asian="italic" style:font-weight-asian="bold" style:font-style-complex="italic" style:font-weight-complex="bold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151d5f" style:font-style-asian="italic" style:font-weight-asian="bold" style:font-style-complex="italic" style:font-weight-complex="bold"/>
    </style:style>
    <style:style style:name="P67" style:family="paragraph" style:parent-style-name="Text_20_body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1836d2" style:font-style-asian="italic" style:font-weight-asian="bold" style:font-style-complex="italic" style:font-weight-complex="bold"/>
    </style:style>
    <style:style style:name="P68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0.5pt" fo:letter-spacing="normal" fo:font-style="normal" fo:font-weight="bold" officeooo:rsid="0009aa03" officeooo:paragraph-rsid="0009aa03"/>
    </style:style>
    <style:style style:name="P69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4pt" fo:letter-spacing="normal" fo:font-style="normal" fo:font-weight="bold" officeooo:rsid="0009aa03" officeooo:paragraph-rsid="0009aa03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4pt" fo:letter-spacing="normal" fo:font-style="normal" fo:font-weight="bold" officeooo:rsid="000b3f63" officeooo:paragraph-rsid="000b3f63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margin-left="0cm" fo:margin-right="0cm" fo:margin-top="0cm" fo:margin-bottom="0.079cm" style:contextual-spacing="false" fo:line-height="115%" fo:orphans="2" fo:widows="2" fo:text-indent="0cm" style:auto-text-indent="false"/>
      <style:text-properties style:font-name="Liberation Serif" officeooo:rsid="00145fee" officeooo:paragraph-rsid="00145fee"/>
    </style:style>
    <style:style style:name="P72" style:family="paragraph" style:parent-style-name="Text_20_body">
      <style:paragraph-properties fo:margin-left="0cm" fo:margin-right="0cm" fo:margin-top="0cm" fo:margin-bottom="0.079cm" style:contextual-spacing="false" fo:line-height="115%" fo:orphans="2" fo:widows="2" fo:text-indent="0cm" style:auto-text-indent="false"/>
      <style:text-properties style:font-name="Liberation Serif" fo:font-style="italic" style:text-underline-style="solid" style:text-underline-width="auto" style:text-underline-color="font-color" fo:font-weight="bold" officeooo:paragraph-rsid="00145fee" style:font-style-asian="italic" style:font-weight-asian="bold" style:font-style-complex="italic" style:font-weight-complex="bold"/>
    </style:style>
    <style:style style:name="P73" style:family="paragraph" style:parent-style-name="Text_20_body" style:list-style-name="L16">
      <style:paragraph-properties fo:margin-top="0cm" fo:margin-bottom="0cm" style:contextual-spacing="false" fo:line-height="115%" fo:orphans="2" fo:widows="2"/>
      <style:text-properties style:font-name="Liberation Serif" officeooo:paragraph-rsid="00126f45"/>
    </style:style>
    <style:style style:name="P74" style:family="paragraph" style:parent-style-name="Text_20_body" style:list-style-name="L16">
      <style:paragraph-properties fo:margin-top="0cm" fo:margin-bottom="0cm" style:contextual-spacing="false" fo:line-height="115%" fo:orphans="2" fo:widows="2"/>
      <style:text-properties style:font-name="Liberation Serif"/>
    </style:style>
    <style:style style:name="P75" style:family="paragraph" style:parent-style-name="Text_20_body">
      <style:paragraph-properties fo:margin-top="0cm" fo:margin-bottom="0cm" style:contextual-spacing="false" fo:line-height="115%" fo:orphans="2" fo:widows="2"/>
      <style:text-properties style:font-name="Liberation Serif" officeooo:paragraph-rsid="00126f45"/>
    </style:style>
    <style:style style:name="P76" style:family="paragraph" style:parent-style-name="Text_20_body">
      <style:paragraph-properties fo:margin-left="0cm" fo:margin-right="0cm" fo:margin-top="0cm" fo:margin-bottom="0.079cm" style:contextual-spacing="false" fo:line-height="115%" fo:orphans="2" fo:widows="2" fo:text-indent="0cm" style:auto-text-indent="false"/>
      <style:text-properties style:font-name="Liberation Serif"/>
    </style:style>
    <style:style style:name="P77" style:family="paragraph" style:parent-style-name="Text_20_body" style:list-style-name="L34">
      <style:paragraph-properties fo:margin-top="0cm" fo:margin-bottom="0cm" style:contextual-spacing="false" fo:line-height="115%"/>
      <style:text-properties style:font-name="Liberation Serif"/>
    </style:style>
    <style:style style:name="P78" style:family="paragraph" style:parent-style-name="Text_20_body" style:list-style-name="L21">
      <style:paragraph-properties fo:margin-top="0cm" fo:margin-bottom="0.079cm" style:contextual-spacing="false" fo:line-height="115%" fo:orphans="2" fo:widows="2"/>
    </style:style>
    <style:style style:name="P79" style:family="paragraph" style:parent-style-name="Text_20_body" style:list-style-name="L40">
      <style:paragraph-properties fo:margin-top="0cm" fo:margin-bottom="0.079cm" style:contextual-spacing="false" fo:line-height="115%" fo:orphans="2" fo:widows="2"/>
    </style:style>
    <style:style style:name="P80" style:family="paragraph" style:parent-style-name="Text_20_body" style:list-style-name="L40">
      <style:paragraph-properties fo:margin-top="0cm" fo:margin-bottom="0cm" style:contextual-spacing="false" fo:line-height="115%" fo:orphans="2" fo:widows="2"/>
    </style:style>
    <style:style style:name="P81" style:family="paragraph" style:parent-style-name="Text_20_body" style:list-style-name="L41">
      <style:paragraph-properties fo:margin-top="0cm" fo:margin-bottom="0cm" style:contextual-spacing="false" fo:line-height="115%" fo:orphans="2" fo:widows="2"/>
    </style:style>
    <style:style style:name="P82" style:family="paragraph" style:parent-style-name="Text_20_body" style:list-style-name="L41">
      <style:paragraph-properties fo:margin-top="0cm" fo:margin-bottom="0cm" style:contextual-spacing="false" fo:line-height="115%" fo:text-align="start" style:justify-single-word="false" fo:orphans="2" fo:widows="2"/>
      <style:text-properties officeooo:paragraph-rsid="000afb81"/>
    </style:style>
    <style:style style:name="P83" style:family="paragraph" style:parent-style-name="Text_20_body">
      <style:paragraph-properties fo:margin-top="0cm" fo:margin-bottom="0cm" style:contextual-spacing="false" fo:line-height="115%" fo:orphans="2" fo:widows="2"/>
      <style:text-properties officeooo:rsid="001836d2" officeooo:paragraph-rsid="001836d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1d5f" style:font-weight-asian="bold" style:font-weight-complex="bold"/>
    </style:style>
    <style:style style:name="T4" style:family="text">
      <style:text-properties fo:font-weight="bold" officeooo:rsid="0018f1f7" style:font-weight-asian="bold" style:font-weight-complex="bold"/>
    </style:style>
    <style:style style:name="T5" style:family="text">
      <style:text-properties style:text-underline-style="none" style:font-style-asian="italic" style:font-weight-asian="bold" style:font-style-complex="italic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26f45" style:font-size-asian="12pt" style:font-size-complex="12pt"/>
    </style:style>
    <style:style style:name="T8" style:family="text">
      <style:text-properties fo:font-size="12pt" officeooo:rsid="00151d5f" style:font-size-asian="12pt" style:font-size-complex="12pt"/>
    </style:style>
    <style:style style:name="T9" style:family="text">
      <style:text-properties fo:font-size="12pt" officeooo:rsid="001836d2"/>
    </style:style>
    <style:style style:name="T10" style:family="text">
      <style:text-properties fo:font-size="12pt" officeooo:rsid="001da0b1"/>
    </style:style>
    <style:style style:name="T11" style:family="text">
      <style:text-properties fo:font-variant="normal" fo:text-transform="none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size-complex="18pt"/>
    </style:style>
    <style:style style:name="T12" style:family="text">
      <style:text-properties fo:font-variant="normal" fo:text-transform="none" fo:color="#271a38" loext:opacity="100%" style:font-name="Inter1" fo:font-size="12pt" fo:letter-spacing="normal" fo:font-style="normal" fo:font-weight="normal" officeooo:rsid="001836d2"/>
    </style:style>
    <style:style style:name="T13" style:family="text">
      <style:text-properties fo:font-variant="normal" fo:text-transform="none" fo:color="#271a38" loext:opacity="100%" style:font-name="Inter1" fo:font-size="10.5pt" fo:letter-spacing="normal" fo:font-style="normal" fo:font-weight="bold"/>
    </style:style>
    <style:style style:name="T14" style:family="text">
      <style:text-properties fo:font-variant="normal" fo:text-transform="none" fo:color="#271a38" loext:opacity="100%" style:font-name="Inter1" fo:font-size="10.5pt" fo:letter-spacing="normal" fo:font-style="normal" fo:font-weight="bold" officeooo:rsid="001d7e66"/>
    </style:style>
    <style:style style:name="T15" style:family="text">
      <style:text-properties fo:font-variant="normal" fo:text-transform="none" fo:color="#271a38" loext:opacity="100%" fo:font-size="12pt" fo:letter-spacing="normal"/>
    </style:style>
    <style:style style:name="T16" style:family="text">
      <style:text-properties fo:font-variant="normal" fo:text-transform="none" fo:color="#271a38" loext:opacity="100%" fo:font-size="12pt" fo:letter-spacing="normal" fo:font-style="normal" fo:font-weight="normal"/>
    </style:style>
    <style:style style:name="T17" style:family="text">
      <style:text-properties fo:font-variant="normal" fo:text-transform="none" fo:color="#271a38" loext:opacity="100%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71a38" loext:opacity="100%" fo:font-size="12pt" fo:letter-spacing="normal" fo:font-style="normal" style:text-underline-style="none" fo:font-weight="normal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271a38" loext:opacity="100%" fo:font-size="12pt" fo:letter-spacing="normal" officeooo:rsid="00145fee"/>
    </style:style>
    <style:style style:name="T20" style:family="text">
      <style:text-properties fo:font-variant="normal" fo:text-transform="none" fo:color="#271a38" loext:opacity="100%" style:font-name="Liberation Serif" fo:font-size="12pt" fo:letter-spacing="normal" fo:font-style="normal" style:text-underline-style="none" fo:font-weight="normal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T22" style:family="text">
      <style:text-properties fo:font-variant="normal" fo:text-transform="none" fo:color="#271a38" loext:opacity="100%" style:font-name="Liberation Serif" fo:font-size="12pt" fo:letter-spacing="normal" fo:font-style="normal" fo:font-weight="normal" officeooo:rsid="001836d2"/>
    </style:style>
    <style:style style:name="T23" style:family="text"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71a38" loext:opacity="100%" style:font-name="Liberation Serif" fo:font-size="12pt" fo:letter-spacing="normal" fo:font-style="normal" fo:font-weight="normal" officeooo:rsid="000afb81" style:font-size-asian="12pt" style:font-size-complex="12pt"/>
    </style:style>
    <style:style style:name="T25" style:family="text">
      <style:text-properties fo:font-variant="normal" fo:text-transform="none" fo:color="#271a38" loext:opacity="100%" style:font-name="Liberation Serif" fo:font-size="12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271a38" loext:opacity="100%" style:font-name="Liberation Serif" fo:letter-spacing="normal" fo:font-style="normal" fo:font-weight="normal"/>
    </style:style>
    <style:style style:name="T27" style:family="text">
      <style:text-properties fo:font-variant="normal" fo:text-transform="none" fo:color="#271a38" loext:opacity="100%" fo:font-size="10.5pt" fo:letter-spacing="normal" fo:font-style="normal" fo:font-weight="bold"/>
    </style:style>
    <style:style style:name="T28" style:family="text">
      <style:text-properties fo:font-variant="normal" fo:text-transform="none" fo:color="#271a38" loext:opacity="100%" fo:font-size="10.5pt" fo:letter-spacing="normal" fo:font-style="normal" fo:font-weight="bold" officeooo:rsid="001d7e66"/>
    </style:style>
    <style:style style:name="T29" style:family="text">
      <style:text-properties fo:font-variant="normal" fo:text-transform="none" fo:color="#271a38" loext:opacity="100%" fo:font-size="10.5pt" fo:letter-spacing="normal" fo:font-weight="bold" officeooo:rsid="001d7e66"/>
    </style:style>
    <style:style style:name="T30" style:family="text">
      <style:text-properties fo:font-variant="normal" fo:text-transform="none" fo:color="#271a38" loext:opacity="100%" fo:letter-spacing="normal" fo:font-style="normal"/>
    </style:style>
    <style:style style:name="T31" style:family="text">
      <style:text-properties fo:font-variant="normal" fo:text-transform="none" fo:color="#271a38" loext:opacity="100%" fo:letter-spacing="normal" fo:font-style="normal" fo:font-weight="bold"/>
    </style:style>
    <style:style style:name="T32" style:family="text">
      <style:text-properties fo:font-variant="normal" fo:text-transform="none" fo:color="#271a38" loext:opacity="100%" fo:letter-spacing="normal" fo:font-style="normal" fo:font-weight="bold" officeooo:rsid="001d7e66"/>
    </style:style>
    <style:style style:name="T33" style:family="text">
      <style:text-properties fo:font-variant="normal" fo:text-transform="none" fo:color="#271a38" loext:opacity="100%" fo:letter-spacing="normal" fo:font-weight="bold" officeooo:rsid="001d7e66"/>
    </style:style>
    <style:style style:name="T34" style:family="text">
      <style:text-properties officeooo:rsid="0009aa03"/>
    </style:style>
    <style:style style:name="T35" style:family="text">
      <style:text-properties fo:font-size="10.5pt" officeooo:rsid="001d7e66"/>
    </style:style>
    <style:style style:name="T36" style:family="text">
      <style:text-properties style:font-name="Liberation Serif" fo:font-size="12pt" fo:font-style="normal"/>
    </style:style>
    <style:style style:name="T37" style:family="text">
      <style:text-properties style:font-name="Liberation Serif" fo:font-size="12pt" fo:font-style="normal" style:font-size-asian="12pt" style:font-size-complex="12pt"/>
    </style:style>
    <style:style style:name="T38" style:family="text">
      <style:text-properties style:font-name="Liberation Serif" fo:font-style="normal"/>
    </style:style>
    <style:style style:name="T39" style:family="text">
      <style:text-properties officeooo:rsid="000f73e3"/>
    </style:style>
    <style:style style:name="T40" style:family="text">
      <style:text-properties officeooo:rsid="000afb81"/>
    </style:style>
    <style:style style:name="T41" style:family="text">
      <style:text-properties officeooo:rsid="000b3f63"/>
    </style:style>
    <style:style style:name="T42" style:family="text">
      <style:text-properties officeooo:rsid="000d2a58"/>
    </style:style>
    <style:style style:name="T43" style:family="text">
      <style:text-properties officeooo:rsid="0010ae31"/>
    </style:style>
    <style:style style:name="T44" style:family="text">
      <style:text-properties officeooo:rsid="00126f45"/>
    </style:style>
    <style:style style:name="T45" style:family="text">
      <style:text-properties officeooo:rsid="0018f1f7"/>
    </style:style>
    <style:style style:name="T46" style:family="text">
      <style:text-properties officeooo:rsid="0019a3b8"/>
    </style:style>
    <style:style style:name="T47" style:family="text">
      <style:text-properties officeooo:rsid="001a899c"/>
    </style:style>
    <style:style style:name="T48" style:family="text">
      <style:text-properties officeooo:rsid="00151d5f"/>
    </style:style>
    <style:style style:name="T49" style:family="text">
      <style:text-properties officeooo:rsid="001d7e66"/>
    </style:style>
    <style:style style:name="T50" style:family="text">
      <style:text-properties style:font-style-asian="italic" style:font-style-complex="italic"/>
    </style:style>
    <style:style style:name="T51" style:family="text">
      <style:text-properties officeooo:rsid="0009aa03" style:font-style-asian="italic" style:font-style-complex="italic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151d5f" style:font-size-asian="14pt" style:font-weight-asian="bold" style:font-size-complex="14pt" style:font-weight-complex="bold"/>
    </style:style>
    <style:style style:name="T54" style:family="text">
      <style:text-properties fo:font-size="14pt" fo:font-weight="bold" officeooo:rsid="0018f1f7" style:font-size-asian="14pt" style:font-weight-asian="bold" style:font-size-complex="14pt" style:font-weight-complex="bold"/>
    </style:style>
    <style:style style:name="T55" style:family="text">
      <style:text-properties fo:font-size="14pt" fo:font-weight="bold" style:font-size-asian="14pt" style:font-size-complex="14pt"/>
    </style:style>
    <style:style style:name="T56" style:family="text">
      <style:text-properties officeooo:rsid="001da0b1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openclassrooms.com/fr/courses/5561431-augmentez-votre-trafic-grace-au-referencement-naturel-seo" text:style-name="Internet_20_link" text:visited-style-name="Visited_20_Internet_20_Link"><text:span text:style-name="T11">Augmentez votre trafic grâce au référencement naturel (SEO)</text:span></text:a></text:h>
      <text:p text:style-name="P9"/>
      <text:p text:style-name="P7"/>
      <text:p text:style-name="P7"/>
      <text:p text:style-name="P7"/>
      <text:p text:style-name="P7"/>
      <text:p text:style-name="P8"><text:span text:style-name="T39">I - </text:span>Intégrez le SEO dans la stratégie marketing de votre organisation</text:p>
      <text:p text:style-name="P8"/>
      <text:p text:style-name="P8"/>
      <text:p text:style-name="P8"/>
      <text:h text:style-name="P5" text:outline-level="2"><text:span text:style-name="T51">1&gt;_</text:span><text:span text:style-name="T50">Analysez le fonctionnement de Google :</text:span></text:h>
      <text:p text:style-name="P58"><text:span text:style-name="T50"/></text:p>
      <text:p text:style-name="P36"><text:bookmark text:name="r-5629350"/><text:bookmark text:name="r-5629342"/><text:bookmark text:name="r-5629343"/>Google est le moteur de recherche leader sur le marché français, avec plus de 90 % de parts de marché en France ;</text:p>
      <text:list xml:id="list1608736497" text:style-name="L1">
        <text:list-item>
          <text:p text:style-name="P20"><text:bookmark text:name="r-5629345"/><text:bookmark text:name="r-5629344"/>Les résultats payants ne recueillent pas plus de 20 % des clics et n'ont pas d'incidence sur le positionnement des résultats gratuits ;</text:p>
        </text:list-item>
        <text:list-item>
          <text:p text:style-name="P20"><text:bookmark text:name="r-5629347"/><text:bookmark text:name="r-5629346"/>Ne tentez pas de techniques Black Hat ! <text:span text:style-name="T34">(Tromper le moteur de recherche)</text:span></text:p>
        </text:list-item>
      </text:list>
      <text:p text:style-name="P21"/>
      <text:p text:style-name="P21"/>
      <text:p text:style-name="P21"/>
      <text:h text:style-name="P3" text:outline-level="2"><text:span text:style-name="T34">2&gt;_</text:span>Analysez la pertinence du SEO pour votre organisation :</text:h>
      <text:p text:style-name="P52"/>
      <text:p text:style-name="P21"><text:bookmark text:name="r-5578506"/><text:bookmark text:name="r-5695528"/><text:bookmark text:name="r-5695529"/>Le SEO est un canal marketing, il y a donc des notions d'opportunité et de timing à prendre en compte avant de le lancer ;</text:p>
      <text:list xml:id="list656779693" text:style-name="L2">
        <text:list-item>
          <text:p text:style-name="P22"><text:bookmark text:name="r-5578501"/><text:bookmark text:name="r-5578500"/>Choisissez correctement les KPIs correspondant à vos objectifs ;</text:p>
        </text:list-item>
        <text:list-item>
          <text:p text:style-name="P22"><text:bookmark text:name="r-5578504"/><text:bookmark text:name="r-5578505"/>Vérifiez que vous avez le temps et les ressources nécessaires à la mise en place du projet.</text:p>
        </text:list-item>
      </text:list>
      <text:p text:style-name="P21"/>
      <text:p text:style-name="P21"/>
      <text:p text:style-name="P21"/>
      <text:p text:style-name="P50"><text:span text:style-name="T34">3&gt;_</text:span>Construisez votre roadmap :</text:p>
      <text:p text:style-name="P50"/>
      <text:p text:style-name="P23"><text:bookmark text:name="r-5786037"/><text:bookmark text:name="r-5786038"/><text:bookmark text:name="r-5763149"/>Il y a 5 étapes pour réussir l'amélioration de votre SEO :</text:p>
      <text:p text:style-name="P23"/>
      <text:list xml:id="list3392253000" text:style-name="L3">
        <text:list-item>
          <text:list>
            <text:list-item>
              <text:p text:style-name="P25"><text:bookmark text:name="r-5786036"/><text:bookmark text:name="r-5786027"/><text:bookmark text:name="r-5786026"/>L'audit préalable ;</text:p>
            </text:list-item>
            <text:list-item>
              <text:p text:style-name="P25"><text:bookmark text:name="r-5786029"/><text:bookmark text:name="r-5786028"/>La recherche de mots-clés ;</text:p>
            </text:list-item>
            <text:list-item>
              <text:p text:style-name="P25"><text:bookmark text:name="r-5786031"/><text:bookmark text:name="r-5786030"/>L'optimisation du site &amp; la construction de votre machine à contenu ; </text:p>
            </text:list-item>
            <text:list-item>
              <text:p text:style-name="P25"><text:bookmark text:name="r-5786033"/><text:bookmark text:name="r-5786032"/>La recherche de liens et de partenaires potentiels ;</text:p>
            </text:list-item>
            <text:list-item>
              <text:p text:style-name="P25"><text:bookmark text:name="r-5786034"/><text:bookmark text:name="r-5786035"/>Le suivi de vos performances.</text:p>
              <text:p text:style-name="P25"/>
            </text:list-item>
          </text:list>
        </text:list-item>
      </text:list>
      <text:p text:style-name="P21"><text:bookmark text:name="r-5763164"/><text:bookmark text:name="r-5763163"/>Toute cette étape de planification vous permettra de déterminer le budget approximatif de votre projet SEO, qu'il faudra ajuster par la suite.</text:p>
      <text:p text:style-name="P24"/>
      <text:p text:style-name="P24"/>
      <text:p text:style-name="P24"/>
      <text:p text:style-name="P69"><text:soft-page-break/>I<text:span text:style-name="T39">I - </text:span>Choisissez les bons mots ou expressions-clés</text:p>
      <text:p text:style-name="P68"/>
      <text:p text:style-name="P68"/>
      <text:p text:style-name="P68"/>
      <text:p text:style-name="P68"/>
      <text:p text:style-name="P54"><text:span text:style-name="T40">1&gt;_</text:span>Reconnaissez les différents types de mots-clés :</text:p>
      <text:p text:style-name="P54"/>
      <text:list xml:id="list831503472" text:style-name="L41">
        <text:list-item>
          <text:p text:style-name="P82"><text:bookmark text:name="r-5604165"/><text:bookmark text:name="r-5604159"/><text:bookmark text:name="r-5604160"/><text:span text:style-name="T24">Il existe plusieurs types de mots-clés avec leurs avantages et leurs inconvénients ;</text:span></text:p>
        </text:list-item>
        <text:list-item>
          <text:p text:style-name="P81"><text:bookmark text:name="r-5604162"/><text:bookmark text:name="r-5604161"/><text:span text:style-name="T23">Privilégiez la longue traîne lorsque votre site n'est pas encore très connu ;</text:span></text:p>
        </text:list-item>
        <text:list-item>
          <text:p text:style-name="P81"><text:bookmark text:name="r-5604164"/><text:bookmark text:name="r-5604163"/><text:span text:style-name="T23">N'oubliez pas les mots-clés dits "locaux", s'ils sont cohérents dans votre stratégie.</text:span></text:p>
        </text:list-item>
      </text:list>
      <text:p text:style-name="P46"/>
      <text:p text:style-name="P46"/>
      <text:p text:style-name="P46"/>
      <text:p text:style-name="P46"/>
      <text:p text:style-name="P46"/>
      <text:p text:style-name="P55"><text:span text:style-name="T41">2&gt;_</text:span>Effectuez votre première recherche de mots-clés :</text:p>
      <text:p text:style-name="P55"/>
      <text:p text:style-name="P34"><text:bookmark text:name="r-5698636"/>Voici pour rappel les 5 étapes pour effectuer une bonne recherche de mots-clés :</text:p>
      <text:p text:style-name="P34"/>
      <text:list xml:id="list1082927951" text:style-name="L5">
        <text:list-item>
          <text:p text:style-name="P26"><text:bookmark text:name="r-5698647"/><text:bookmark text:name="r-5698638"/><text:bookmark text:name="r-5698637"/>Trouvez vos mots-clés de base et regroupez-les en thèmes ;</text:p>
        </text:list-item>
        <text:list-item>
          <text:p text:style-name="P26"><text:bookmark text:name="r-5698640"/><text:bookmark text:name="r-5698639"/>Décuplez vos idées de mots-clés ;</text:p>
        </text:list-item>
        <text:list-item>
          <text:p text:style-name="P26"><text:bookmark text:name="r-5698642"/><text:bookmark text:name="r-5698641"/>Étudiez votre concurrence ;</text:p>
        </text:list-item>
        <text:list-item>
          <text:p text:style-name="P26"><text:bookmark text:name="r-5698644"/><text:bookmark text:name="r-5698643"/>Analysez vos résultats  ;</text:p>
        </text:list-item>
        <text:list-item>
          <text:p text:style-name="P26"><text:bookmark text:name="r-5698646"/><text:bookmark text:name="r-5698645"/>Trouvez des opportunités.</text:p>
        </text:list-item>
      </text:list>
      <text:p text:style-name="P21"/>
      <text:p text:style-name="P21"/>
      <text:p text:style-name="P21"/>
      <text:p text:style-name="P21"/>
      <text:p text:style-name="P51"><text:span text:style-name="T42">3&gt;_</text:span>Localisez vos mots-clés :</text:p>
      <text:p text:style-name="P51"/>
      <text:p text:style-name="P18"><text:bookmark text:name="r-5604338"/><text:bookmark text:name="r-5604345"/><text:bookmark text:name="r-5604337"/>Déterminez si les mots locaux sont pertinents pour vous ;</text:p>
      <text:p text:style-name="P18"/>
      <text:list xml:id="list3397595613" text:style-name="L6">
        <text:list-item>
          <text:p text:style-name="P27"><text:bookmark text:name="r-5763798"/><text:bookmark text:name="r-5763808"/>S'ils le sont :</text:p>
          <text:p text:style-name="P27"/>
          <text:list>
            <text:list-item>
              <text:p text:style-name="P27"><text:bookmark text:name="r-5763807"/><text:bookmark text:name="r-5763800"/><text:bookmark text:name="r-5763799"/>Créez votre compte Google My Business ; </text:p>
            </text:list-item>
            <text:list-item>
              <text:p text:style-name="P27"><text:bookmark text:name="r-5763802"/><text:bookmark text:name="r-5763801"/>Adaptez votre site web et créez vos pages locales ;</text:p>
            </text:list-item>
            <text:list-item>
              <text:p text:style-name="P27"><text:bookmark text:name="r-5763804"/><text:bookmark text:name="r-5763803"/>Faites-vous connaître !</text:p>
            </text:list-item>
            <text:list-item>
              <text:p text:style-name="P27"><text:bookmark text:name="r-5763806"/><text:bookmark text:name="r-5763805"/>Encouragez les avis positifs et gérez les avis négatifs.</text:p>
            </text:list-item>
          </text:list>
        </text:list-item>
      </text:list>
      <text:p text:style-name="P18"/>
      <text:p text:style-name="P64"/>
      <text:p text:style-name="P64"/>
      <text:p text:style-name="P64"/>
      <text:p text:style-name="P64"/>
      <text:p text:style-name="P64"/>
      <text:p text:style-name="P70"><text:soft-page-break/><text:span text:style-name="T43">III - </text:span>Optimisez votre site web</text:p>
      <text:p text:style-name="P70"/>
      <text:p text:style-name="P70"/>
      <text:h text:style-name="P2" text:outline-level="2"><text:span text:style-name="T43">1&gt;_</text:span>Reconnaissez la technologie d'un site web :</text:h>
      <text:p text:style-name="P37"><text:bookmark text:name="r-5661918"/><text:bookmark text:name="r-5661912"/><text:bookmark text:name="r-5661913"/>Connaître la technologie d'un site vous permettra d'aller plus vite sur votre audit SEO ;</text:p>
      <text:list xml:id="list3269117823" text:style-name="L7">
        <text:list-item>
          <text:p text:style-name="P28"><text:bookmark text:name="r-5661915"/><text:bookmark text:name="r-5661914"/>Les CMS <text:span text:style-name="T44">(ex. WordPress ) </text:span>sont très efficaces pour les sites vitrines et de contenus, ou avec un fonctionnement basique ;</text:p>
        </text:list-item>
        <text:list-item>
          <text:p text:style-name="P59"><text:bookmark text:name="r-5661917"/><text:bookmark text:name="r-5661916"/><text:span text:style-name="T6">Si votre site web nécessite une véritable logique métier, il vaudra mieux développer une solution custom.</text:span></text:p>
          <text:p text:style-name="P59"><text:span text:style-name="T7"/></text:p>
        </text:list-item>
      </text:list>
      <text:p text:style-name="P65"><text:span text:style-name="T7">2&gt;_</text:span>Installez les bons outils :</text:p>
      <text:p text:style-name="P60"/>
      <text:p text:style-name="P75"><text:bookmark text:name="r-5762630"/><text:bookmark text:name="r-5762622"/><text:bookmark text:name="r-5762623"/><text:span text:style-name="T16">2 outils sont indispensables à installer sur tout site web :</text:span></text:p>
      <text:list xml:id="list1059068228" text:style-name="L8">
        <text:list-item>
          <text:list>
            <text:list-item>
              <text:p text:style-name="P41"><text:bookmark text:name="r-5763831"/><text:bookmark text:name="r-5763828"/><text:bookmark text:name="r-5763827"/>Google Analytics permet de tout savoir sur vos visiteurs ;</text:p>
            </text:list-item>
            <text:list-item>
              <text:p text:style-name="P41"><text:bookmark text:name="r-5763830"/><text:bookmark text:name="r-5763829"/>Google Search Console permet de suivre l'évolution de vos positions et de vos mots-clés dans les résultats de recherche Google.</text:p>
            </text:list-item>
          </text:list>
        </text:list-item>
      </text:list>
      <text:p text:style-name="P76"><text:bookmark text:name="r-5763833"/><text:bookmark text:name="r-5763832"/><text:span text:style-name="T16">N'oubliez pas d'effectuer les paramétrages de base de ces outils.</text:span></text:p>
      <text:p text:style-name="P76"><text:span text:style-name="T16"/></text:p>
      <text:p text:style-name="P72"><text:span text:style-name="T19">3&gt;_</text:span><text:span text:style-name="T15">Réalisez un audit de votre site :</text:span></text:p>
      <text:p text:style-name="P71"><text:span text:style-name="T16"/></text:p>
      <text:list xml:id="list2295914227" text:style-name="L16">
        <text:list-item>
          <text:p text:style-name="P73"><text:bookmark text:name="r-5604491"/><text:bookmark text:name="r-5604483"/><text:bookmark text:name="r-5604484"/><text:span text:style-name="T16">Vérifiez qu'il n'y a pas de problèmes conséquents ;</text:span></text:p>
        </text:list-item>
        <text:list-item>
          <text:p text:style-name="P74"><text:bookmark text:name="r-5604486"/><text:bookmark text:name="r-5604485"/><text:span text:style-name="T16">Faites le tour des principaux points de la check-list de votre audit On Page rapide du site ;</text:span></text:p>
        </text:list-item>
        <text:list-item>
          <text:p text:style-name="P74"><text:bookmark text:name="r-5604488"/><text:bookmark text:name="r-5604487"/><text:span text:style-name="T16">Surveillez que le trafic évolue dans le bon sens ;</text:span></text:p>
        </text:list-item>
        <text:list-item>
          <text:p text:style-name="P74"><text:bookmark text:name="r-5604490"/><text:bookmark text:name="r-5604489"/><text:span text:style-name="T16">Analysez les liens existants.</text:span></text:p>
        </text:list-item>
      </text:list>
      <text:p text:style-name="P60"/>
      <text:p text:style-name="P66"><text:span text:style-name="T8">4&gt;_</text:span>Optimisez le contenu de vos pages :</text:p>
      <text:p text:style-name="P66"/>
      <text:list xml:id="list1217532226" text:style-name="L21">
        <text:list-item>
          <text:p text:style-name="P43"><text:bookmark text:name="r-5657537"/><text:bookmark text:name="r-5790461"/><text:bookmark text:name="r-5790462"/><text:span text:style-name="T5">Optimisez le nom et l'URL de vos pages ;</text:span></text:p>
        </text:list-item>
        <text:list-item>
          <text:p text:style-name="P44"><text:bookmark text:name="r-5657535"/><text:bookmark text:name="r-5657534"/>Optimisez vos Meta Title et Description ;</text:p>
        </text:list-item>
        <text:list-item>
          <text:p text:style-name="P44"><text:bookmark text:name="r-5657536"/><text:bookmark text:name="r-5657541"/>Structurez correctement votre contenu ;</text:p>
        </text:list-item>
        <text:list-item>
          <text:p text:style-name="P44"><text:bookmark text:name="r-5657543"/><text:bookmark text:name="r-5657542"/>Utilisez des mots du champ sémantique du sujet ;</text:p>
        </text:list-item>
        <text:list-item>
          <text:p text:style-name="P44"><text:bookmark text:name="r-5657545"/><text:bookmark text:name="r-5657544"/>Ne sur-optimisez pas ! Pensez à vos visiteurs.</text:p>
        </text:list-item>
        <text:list-item>
          <text:h text:style-name="P6" text:outline-level="3"><text:bookmark text:name="r-6201534"/><text:span text:style-name="T16">Ajoutez des données structurées au code de vos pages :</text:span></text:h>
          <text:list>
            <text:list-item>
              <text:p text:style-name="P78"><text:span text:style-name="Strong_20_Emphasis"><text:span text:style-name="T25">Rich Snippets</text:span></text:span><text:span text:style-name="Strong_20_Emphasis"><text:span text:style-name="T21"> </text:span></text:span><text:span text:style-name="Strong_20_Emphasis"><text:span text:style-name="T22">= Ces données permettent à Google d'afficher des résultats enrichis</text:span></text:span></text:p>
              <text:p text:style-name="P78"><text:span text:style-name="Strong_20_Emphasis"><text:span text:style-name="T12"/></text:span></text:p>
            </text:list-item>
          </text:list>
        </text:list-item>
      </text:list>
      <text:p text:style-name="P67"><text:span text:style-name="T9">5&gt;_</text:span>Créez votre machine à contenu :</text:p>
      <text:list xml:id="list3328965376" text:style-name="L23">
        <text:list-item>
          <text:p text:style-name="P45"><text:bookmark text:name="r-5699822"/><text:bookmark text:name="r-5699816"/><text:bookmark text:name="r-5699817"/>Il est nécessaire de créer un espace dédié pour que l'ajout de votre contenu soit simple, et ne dénature pas l'architecture de votre site ;</text:p>
        </text:list-item>
        <text:list-item>
          <text:p text:style-name="P42"><text:bookmark text:name="r-5699819"/><text:bookmark text:name="r-5699818"/>Cet espace aura un nom et une architecture différents en fonction du type de contenu que vous allez publier ;</text:p>
        </text:list-item>
        <text:list-item>
          <text:p text:style-name="P42"><text:bookmark text:name="r-5699821"/><text:bookmark text:name="r-5699820"/>Vous devez garder en tête votre but marketing final.</text:p>
        </text:list-item>
      </text:list>
      <text:p text:style-name="P16"/>
      <text:p text:style-name="P83"><text:span text:style-name="T20"/></text:p>
      <text:list xml:id="list185761654532346" text:continue-list="list3269117823" text:style-name="L7">
        <text:list-header>
          <text:p text:style-name="P63"><text:soft-page-break/><text:span text:style-name="T53">I</text:span><text:span text:style-name="T54">V - </text:span><text:span text:style-name="T52">Accélé</text:span><text:span text:style-name="T55">rez la remontée dans les résultats grâce aux backlinks</text:span></text:p>
        </text:list-header>
      </text:list>
      <text:p text:style-name="P38"/>
      <text:p text:style-name="P57"><text:span text:style-name="T45">1&gt;_</text:span>Augmentez l'autorité de votre site :</text:p>
      <text:p text:style-name="P49"/>
      <text:list xml:id="list1191635738" text:style-name="L26">
        <text:list-item>
          <text:p text:style-name="P40"><text:bookmark text:name="r-5654383"/><text:bookmark text:name="r-5654375"/><text:bookmark text:name="r-5654376"/>Augmentez votre autorité en obtenant des liens de qualité de la part d'autres sites ;</text:p>
        </text:list-item>
        <text:list-item>
          <text:p text:style-name="P29"><text:bookmark text:name="r-5654378"/><text:bookmark text:name="r-5654377"/>Il ne suffit pas de créer du bon contenu, il faut aussi activement créer des partenariats ;</text:p>
        </text:list-item>
        <text:list-item>
          <text:p text:style-name="P29"><text:bookmark text:name="r-5654380"/><text:bookmark text:name="r-5654379"/>Créez un panel diversifié de liens ;</text:p>
        </text:list-item>
        <text:list-item>
          <text:p text:style-name="P29"><text:bookmark text:name="r-5654382"/><text:bookmark text:name="r-5654381"/>Ne tombez pas dans les pièges de débutant.</text:p>
        </text:list-item>
      </text:list>
      <text:p text:style-name="P47"/>
      <text:p text:style-name="P56"><text:span text:style-name="T46">2&gt;_</text:span>Nouez des partenariats :</text:p>
      <text:p text:style-name="P48"/>
      <text:list xml:id="list1135374392" text:style-name="L30">
        <text:list-item>
          <text:p text:style-name="P35"><text:bookmark text:name="r-5768258"/><text:bookmark text:name="r-5768252"/><text:bookmark text:name="r-5768253"/>Préparez des contreparties de qualité avant de commencer votre campagne d'acquisition de liens ;</text:p>
        </text:list-item>
        <text:list-item>
          <text:p text:style-name="P30"><text:bookmark text:name="r-5768255"/><text:bookmark text:name="r-5768254"/>Faites-vous connaître des blogueurs et influenceurs dans votre secteur ;</text:p>
        </text:list-item>
        <text:list-item>
          <text:p text:style-name="P30"><text:bookmark text:name="r-5768257"/><text:bookmark text:name="r-5768256"/>Évitez d'acheter des liens.</text:p>
        </text:list-item>
      </text:list>
      <text:p text:style-name="P36"/>
      <text:h text:style-name="P4" text:outline-level="2"><text:span text:style-name="T47">3&gt;_</text:span>Trouvez vos premiers backlinks :</text:h>
      <text:p text:style-name="P19"/>
      <text:list xml:id="list1296302156" text:style-name="L34">
        <text:list-item>
          <text:p text:style-name="P77"><text:span text:style-name="T17">Créez vos comptes de réseaux sociaux et remplissez-les correctement ;</text:span></text:p>
        </text:list-item>
      </text:list>
      <text:list xml:id="list682704200" text:style-name="L32">
        <text:list-item>
          <text:p text:style-name="P31"><text:bookmark text:name="r-5605029"/><text:bookmark text:name="r-5605028"/>Contactez vos partenaires actuels ;</text:p>
        </text:list-item>
        <text:list-item>
          <text:p text:style-name="P31"><text:bookmark text:name="r-5605031"/><text:bookmark text:name="r-5605030"/>Remplissez les annuaires du secteur ;</text:p>
        </text:list-item>
        <text:list-item>
          <text:p text:style-name="P31"><text:bookmark text:name="r-5605033"/><text:bookmark text:name="r-5605032"/>Transformez les mentions existantes ;</text:p>
        </text:list-item>
        <text:list-item>
          <text:p text:style-name="P31"><text:bookmark text:name="r-5768322"/><text:bookmark text:name="r-5768321"/>Liez-vous aux sites qui parlent de vous, comme les sites d'avis ;</text:p>
        </text:list-item>
        <text:list-item>
          <text:p text:style-name="P31"><text:bookmark text:name="r-5782171"/><text:bookmark text:name="r-5782170"/>Ne spammez pas !</text:p>
        </text:list-item>
      </text:list>
      <text:p text:style-name="P62"/>
      <text:p text:style-name="P62"/>
      <text:p text:style-name="P12"><text:span text:style-name="T49">V - </text:span><text:span text:style-name="T30">Mesurez l'impact de vos actions SEO</text:span></text:p>
      <text:p text:style-name="P10"><text:span text:style-name="T27"/></text:p>
      <text:p text:style-name="P13"><text:span text:style-name="T33">1&gt;_Analysez vos KPIs grâce à Google Analytics :</text:span></text:p>
      <text:p text:style-name="P14"><text:span text:style-name="T32"/></text:p>
      <text:list xml:id="list1966711151" text:style-name="L37">
        <text:list-item>
          <text:p text:style-name="P39"><text:bookmark text:name="r-5747046"/><text:bookmark text:name="r-5747043"/><text:bookmark text:name="r-5747044"/><text:span text:style-name="T49">Suivez l'évolution de votre trafic organique de manière régulière ;</text:span></text:p>
        </text:list-item>
        <text:list-item>
          <text:p text:style-name="P32"><text:bookmark text:name="r-5747045"/><text:bookmark text:name="r-5747452"/>Focalisez-vous sur vos KPIs ;</text:p>
        </text:list-item>
        <text:list-item>
          <text:p text:style-name="P33"><text:bookmark text:name="r-5747454"/><text:bookmark text:name="r-5747453"/>Surveillez l'apparition d'anomalies éventuelles.</text:p>
          <text:p text:style-name="P33"/>
        </text:list-item>
      </text:list>
      <text:p text:style-name="P53"><text:span text:style-name="T56">2&gt;_</text:span>Suivez votre progression grâce à Google Search Console :</text:p>
      <text:p text:style-name="P53"/>
      <text:list xml:id="list4128436142" text:style-name="L40">
        <text:list-item>
          <text:p text:style-name="P15"><text:bookmark text:name="r-5779240"/><text:bookmark text:name="r-5779228"/><text:bookmark text:name="r-5779229"/><text:span text:style-name="Emphasis"><text:span text:style-name="T37">Intégrer le référencement Web dans la stratégie marketing d'une organisation ;</text:span></text:span></text:p>
        </text:list-item>
        <text:list-item>
          <text:p text:style-name="P79"><text:bookmark text:name="r-5779231"/><text:bookmark text:name="r-5779230"/><text:span text:style-name="Emphasis"><text:span text:style-name="T23">Comprendre le fonctionnement des moteurs de recherche ;</text:span></text:span></text:p>
        </text:list-item>
        <text:list-item>
          <text:p text:style-name="P80"><text:bookmark text:name="r-5779233"/><text:bookmark text:name="r-5779232"/><text:span text:style-name="Emphasis"><text:span text:style-name="T23">Effectuer une recherche de mot-clé ;</text:span></text:span></text:p>
        </text:list-item>
        <text:list-item>
          <text:p text:style-name="P80"><text:bookmark text:name="r-5779235"/><text:bookmark text:name="r-5779234"/><text:span text:style-name="Emphasis"><text:span text:style-name="T23">Optimiser votre site en respectant les bonnes pratiques SEO On-Page ;</text:span></text:span></text:p>
        </text:list-item>
        <text:list-item>
          <text:p text:style-name="P80"><text:bookmark text:name="r-5779237"/><text:bookmark text:name="r-5779236"/><text:span text:style-name="Emphasis"><text:span text:style-name="T23">Accélérer votre progression grâce au SEO Off-Page :</text:span></text:span></text:p>
        </text:list-item>
        <text:list-item>
          <text:p text:style-name="P80"><text:bookmark text:name="r-5779239"/><text:bookmark text:name="r-5779238"/><text:span text:style-name="Emphasis"><text:span text:style-name="T23">Et mesurer l'impact de vos efforts SEO.</text:span></text:span></text:p>
        </text:list-item>
      </text:list>
      <text:p text:style-name="P61"><text:soft-page-break/></text:p>
      <text:p text:style-name="P17"/>
      <text:p text:style-name="P10"><text:span text:style-name="T14"/></text:p>
      <text:p text:style-name="P10"><text:span text:style-name="T14"/></text:p>
      <text:p text:style-name="P11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Inter-Bold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1:48:38.135481928</meta:creation-date>
    <dc:date>2023-03-27T18:57:59.274043431</dc:date>
    <meta:editing-duration>PT1M57S</meta:editing-duration>
    <meta:editing-cycles>1</meta:editing-cycles>
    <meta:document-statistic meta:table-count="0" meta:image-count="0" meta:object-count="0" meta:page-count="5" meta:paragraph-count="98" meta:word-count="967" meta:character-count="5436" meta:non-whitespace-character-count="4627"/>
    <meta:generator>LibreOffice/7.3.7.2$Linux_X86_64 LibreOffice_project/30$Build-2</meta:generator>
  </office:meta>
</office:document-meta>
</file>